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2a1c0" officeooo:paragraph-rsid="0022a1c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20bd24"/>
    </style:style>
    <style:style style:name="T5" style:family="text">
      <style:text-properties fo:language="en" fo:country="US" officeooo:rsid="0022a1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6th</text:span> of <text:span text:style-name="T4">December </text:span>202<text:span text:style-name="T3">5</text:span> under the <text:span text:style-name="T5">56th</text:span> PA Meeting.</text:p>
      <text:p text:style-name="P1"/>
      <text:p text:style-name="P1">The Assembly, recognising the current situation,</text:p>
      <text:p text:style-name="P1"/>
      <text:p text:style-name="P4">Constitutes the need to require RedPanda_4 to pay 16 diamond blocks to the People’s Assembly for reserves in order to allow for M49-2 to proceed (importing the island)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6-2: To add a condition to the implementation of M49-2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6T19:45:06.828671057</dc:date>
    <meta:editing-duration>PT3M37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5" meta:character-count="404" meta:non-whitespace-character-count="346"/>
  </office:meta>
</office:document-meta>
</file>